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P3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be6d1f" officeooo:paragraph-rsid="00be6d1f" style:font-size-asian="32pt" style:font-weight-asian="bold" style:font-size-complex="32pt" style:font-weight-complex="bold"/>
    </style:style>
    <style:style style:name="P4" style:family="paragraph" style:parent-style-name="arial">
      <style:paragraph-properties fo:line-height="150%"/>
      <style:text-properties style:font-name="Times New Roman" fo:font-style="normal" officeooo:rsid="006c1cc6" style:font-style-asian="normal" style:font-style-complex="normal"/>
    </style:style>
    <style:style style:name="P5" style:family="paragraph" style:parent-style-name="arial" style:list-style-name="L1">
      <style:paragraph-properties fo:line-height="150%"/>
      <style:text-properties style:font-name="Times New Roman" fo:font-style="normal" officeooo:rsid="006c1cc6" officeooo:paragraph-rsid="00c35c3b" style:font-style-asian="normal" style:font-style-complex="normal"/>
    </style:style>
    <style:style style:name="P6" style:family="paragraph" style:parent-style-name="arial" style:list-style-name="L1">
      <style:paragraph-properties fo:line-height="150%"/>
      <style:text-properties style:font-name="Times New Roman" fo:font-style="normal" officeooo:rsid="006c1cc6" officeooo:paragraph-rsid="008fc346" style:font-style-asian="normal" style:font-style-complex="normal"/>
    </style:style>
    <style:style style:name="P7" style:family="paragraph" style:parent-style-name="arial" style:list-style-name="L1">
      <style:paragraph-properties fo:line-height="150%"/>
      <style:text-properties style:font-name="Times New Roman" fo:font-style="normal" officeooo:rsid="00cc0d61" officeooo:paragraph-rsid="00cc0d61" style:font-style-asian="normal" style:font-style-complex="normal"/>
    </style:style>
    <style:style style:name="P8" style:family="paragraph" style:parent-style-name="arial" style:list-style-name="L1">
      <style:paragraph-properties fo:line-height="150%"/>
      <style:text-properties style:font-name="Times New Roman" fo:font-style="normal" officeooo:rsid="00cc7704" officeooo:paragraph-rsid="00cc7704" style:font-style-asian="normal" style:font-style-complex="normal"/>
    </style:style>
    <style:style style:name="P9" style:family="paragraph" style:parent-style-name="arial" style:list-style-name="L1">
      <style:paragraph-properties fo:line-height="150%"/>
      <style:text-properties style:font-name="Times New Roman" fo:font-style="italic" officeooo:rsid="006c1cc6" style:font-style-asian="italic" style:font-style-complex="italic"/>
    </style:style>
    <style:style style:name="P10" style:family="paragraph" style:parent-style-name="arial" style:list-style-name="L1">
      <style:paragraph-properties fo:line-height="150%"/>
      <style:text-properties style:font-name="Times New Roman" fo:font-style="italic" officeooo:rsid="006c1cc6" officeooo:paragraph-rsid="008fc346" style:font-style-asian="italic" style:font-style-complex="italic"/>
    </style:style>
    <style:style style:name="P11" style:family="paragraph" style:parent-style-name="arial" style:list-style-name="L1">
      <style:paragraph-properties fo:line-height="150%"/>
      <style:text-properties style:font-name="Times New Roman" fo:font-style="italic" officeooo:rsid="00cc0d61" officeooo:paragraph-rsid="00cc0d61" style:font-style-asian="italic" style:font-style-complex="italic"/>
    </style:style>
    <style:style style:name="P12" style:family="paragraph" style:parent-style-name="arial" style:list-style-name="L1">
      <style:paragraph-properties fo:line-height="150%"/>
      <style:text-properties officeooo:paragraph-rsid="00c35c3b"/>
    </style:style>
    <style:style style:name="T1" style:family="text">
      <style:text-properties officeooo:rsid="00c137b9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style:font-name="Times New Roman" fo:font-style="italic" officeooo:rsid="006c1cc6" style:font-style-asian="italic" style:font-style-complex="italic"/>
    </style:style>
    <style:style style:name="T4" style:family="text">
      <style:text-properties style:font-name="Times New Roman" fo:font-style="italic" officeooo:rsid="00c35c3b" style:font-style-asian="italic" style:font-style-complex="italic"/>
    </style:style>
    <style:style style:name="T5" style:family="text">
      <style:text-properties officeooo:rsid="00c86538"/>
    </style:style>
    <style:style style:name="T6" style:family="text">
      <style:text-properties officeooo:rsid="00ca4f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<text:span text:style-name="T5">4</text:span> - Packer</text:p>
      <text:p text:style-name="P4">This example build configuration installs and configures Ubuntu 18.04 x86_64 minimal using Ansible, and then generates a Vagrant box file for VirtualBox.</text:p>
      <text:list xml:id="list7217848" text:style-name="L1">
        <text:list-item>
          <text:p text:style-name="P5">Make sure all the required software<text:span text:style-name="T6">s</text:span> installed :</text:p>
          <text:list>
            <text:list-item>
              <text:p text:style-name="P12"><text:span text:style-name="T3">Packe</text:span><text:span text:style-name="T4">r</text:span></text:p>
            </text:list-item>
            <text:list-item>
              <text:p text:style-name="P9">Vagrant</text:p>
            </text:list-item>
            <text:list-item>
              <text:p text:style-name="P9">VirtualBox</text:p>
            </text:list-item>
            <text:list-item>
              <text:p text:style-name="P9">Ansible</text:p>
            </text:list-item>
          </text:list>
        </text:list-item>
        <text:list-item>
          <text:p text:style-name="P7">Validate the packer’s template json file :</text:p>
          <text:p text:style-name="P11">packer validate ubuntu1804.json</text:p>
          <text:p text:style-name="P8">Is there any syntax error ? Fix it.</text:p>
        </text:list-item>
        <text:list-item>
          <text:p text:style-name="P6">cd to the directory containing ubuntu1804.json file, and run:</text:p>
          <text:p text:style-name="P10">packer build ubuntu1804.json</text:p>
          <text:p text:style-name="P6">After a few minutes, Packer should tell you the box was generated successfully, and the box was uploaded to Vagrant Cloud.</text:p>
        </text:list-item>
        <text:list-item>
          <text:p text:style-name="P6">There's an included Vagrantfile that allows quick testing of the built Vagrant boxes. From this same directory, run the following command after building the box:</text:p>
          <text:p text:style-name="P10">vagrant 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MT1" style:family="text">
      <style:text-properties officeooo:rsid="00c137b9"/>
    </style:style>
    <style:style style:name="M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PI DevOps Tools Engineer<text:tab/><text:tab/>Labs</text:p>
      </style:header>
      <style:footer>
        <text:p text:style-name="MP2"><text:tab/><text:page-number text:select-page="current">1</text:page-number>/<text:span text:style-name="MT1">2<text:tab/></text:span><text:span text:style-name="MT2">Brahim HAMD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08:25.255083119</meta:creation-date>
    <dc:date>2019-06-18T08:09:37.023999711</dc:date>
    <meta:editing-duration>PT2H39M12S</meta:editing-duration>
    <meta:editing-cycles>156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31" meta:character-count="794" meta:non-whitespace-character-count="686"/>
  </office:meta>
</office:document-meta>
</file>